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16cm" fo:min-width="0.17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606cm" fo:min-width="0.116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5cm" svg:height="1.6cm" svg:x="0.05cm" svg:y="0cm">
          <text:p/>
          <draw:enhanced-geometry svg:viewBox="0 0 21600 21600" draw:mirror-horizontal="false" draw:mirror-vertical="false" draw:text-areas="0 ?f0 ?f5 ?f2" draw:type="right-arrow" draw:modifiers="10462.9213483146 7420.362273579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5cm" svg:height="0.89cm" svg:x="0.9cm" svg:y="0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ring" draw:modifiers="4815.973377703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3T23:05:19.658939255</dc:date>
    <meta:editing-duration>P1DT9H15M36S</meta:editing-duration>
    <meta:editing-cycles>72</meta:editing-cycles>
    <meta:generator>LibreOffice/5.1.6.2$Linux_X86_64 LibreOffice_project/10m0$Build-2</meta:generator>
    <meta:document-statistic meta:object-count="2"/>
  </office:meta>
</office:document-meta>
</file>